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5000001F9E2AE70707095A6F0.png" manifest:media-type="image/png"/>
  <manifest:file-entry manifest:full-path="Pictures/10000001000002DB000002D1FB5B8B93BA8180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dd41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特徵點分析圖和知識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2" draw:layer="layout" svg:width="13.291cm" svg:height="13.11cm" svg:x="7.62cm" svg:y="2.13cm">
          <draw:image xlink:href="Pictures/10000001000002DB000002D1FB5B8B93BA8180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特徵點分析圖</text:p>
          </draw:text-box>
        </draw:frame>
        <draw:frame presentation:style-name="pr7" draw:text-style-name="P1" draw:layer="layout" svg:width="26cm" svg:height="10cm" svg:x="1cm" svg:y="3.175cm" presentation:class="outline" presentation:placeholder="true" presentation:user-transformed="true">
          <draw:text-box/>
        </draw:frame>
        <draw:frame draw:style-name="gr4" draw:text-style-name="P5" draw:layer="layout" svg:width="7.89cm" svg:height="0.985cm" svg:x="1cm" svg:y="12.7cm">
          <draw:text-box>
            <text:p><text:a xlink:href="http://127.0.0.1:5500/PigeonRace/GpsDataAnalysis/index.html" xlink:type="simple">特徵點分析圖連接</text:a></text:p>
          </draw:text-box>
        </draw:frame>
        <draw:frame draw:style-name="gr4" draw:text-style-name="P5" draw:layer="layout" svg:width="5.08cm" svg:height="0.985cm" svg:x="17.145cm" svg:y="12.7cm">
          <draw:text-box>
            <text:p><text:a xlink:href="https://hackmd.io/@wlQaxxCgQLqe945JLTL9_w/SkyD2kb09" xlink:type="simple">知識庫連接</text:a></text:p>
          </draw:text-box>
        </draw:frame>
        <draw:frame draw:style-name="gr4" draw:text-style-name="P5" draw:layer="layout" svg:width="5.715cm" svg:height="0.985cm" svg:x="8.89cm" svg:y="12.7cm">
          <draw:text-box>
            <text:p><text:a xlink:href="../../../../../../../Downloads/qiang-hao-fen-xiang-bei-hai-quan-neng-chao-ji-gao-shou-fei-guan-ge-she-yang-shao-teng-nai-xiang-gou%20(online-video-cutter.com).mp4" xlink:type="simple">鴿主放飛流程</text:a></text:p>
          </draw:text-box>
        </draw:frame>
        <draw:frame draw:style-name="gr3" draw:text-style-name="P2" draw:layer="layout" svg:width="27.999cm" svg:height="9.676cm" svg:x="0cm" svg:y="2.389cm">
          <draw:image xlink:href="Pictures/10000001000005B5000001F9E2AE70707095A6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14M15S</meta:editing-duration>
    <meta:editing-cycles>6</meta:editing-cycles>
    <meta:generator>LibreOffice/7.3.5.2$Linux_X86_64 LibreOffice_project/30$Build-2</meta:generator>
    <dc:title>Blue Curve</dc:title>
    <dc:date>2022-09-12T08:29:39.044446361</dc:date>
    <meta:document-statistic meta:object-count="65"/>
  </office:meta>
</office:document-meta>
</file>